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language-asian="zxx" style:country-asian="none" style:language-complex="zxx" style:country-complex="none"/>
    </style:style>
    <style:style style:name="P2" style:family="paragraph" style:parent-style-name="Text_20_body">
      <style:text-properties fo:language="en" fo:country="US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Miss Naine,</text:p>
      <text:p text:style-name="P1"/>
      <text:p text:style-name="P1">As an answer to your open job position of "R&amp;D Embedded Software Engineer" found on your website I send you this covering letter.</text:p>
      <text:p text:style-name="P1"/>
      <text:p text:style-name="P2">With a generic formation of MicroEngineering in EPFL Lausanne, I have covered a wild field of engineering topics in my studies. After my graduation I had the opportunity to work in a laboratory with a strong relation with the industry, and particularly the watchmaking sector. During these 2 years I have largely improved my skill in software development while working on some Computer vision problematic. I have know a good technical knowledge on C and C++ with several experience on high level programming and some experience on low level integrated development.</text:p>
      <text:p text:style-name="P1"/>
      <text:p text:style-name="P1">Despite my lack of experience with real time development I have skill to work on this field of software development. I'm highly motivate to work on a challenging and evolving sector as the activities of your company. </text:p>
      <text:p text:style-name="P1"/>
      <text:p text:style-name="P1">I'm actually really interested to work on the field of software development to improve these knowledge. My generic formation gave me good knowledge on different development as electronic and above a great ability to learn new topics on new unknown field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M56S</meta:editing-duration>
    <meta:editing-cycles>14</meta:editing-cycles>
    <meta:generator>OpenOffice/4.1.1$Win32 OpenOffice.org_project/411m6$Build-9775</meta:generator>
    <dc:date>2015-01-02T20:23:56.55</dc:date>
    <dc:creator>Jérémy Zogg</dc:creator>
    <meta:document-statistic meta:table-count="0" meta:image-count="0" meta:object-count="0" meta:page-count="1" meta:paragraph-count="5" meta:word-count="195" meta:character-count="1182"/>
    <meta:user-defined meta:name="Info 1"/>
    <meta:user-defined meta:name="Info 2"/>
    <meta:user-defined meta:name="Info 3"/>
    <meta:user-defined meta:name="Info 4"/>
  </office:meta>
</office:document-meta>
</file>